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Standard">
      <style:paragraph-properties fo:margin-left="0cm" fo:margin-right="0cm" fo:margin-top="0cm" fo:margin-bottom="0.021cm" style:contextual-spacing="false" fo:line-height="108%" fo:text-indent="0cm" style:auto-text-indent="false"/>
    </style:style>
    <style:style style:name="P3" style:family="paragraph" style:parent-style-name="Standard">
      <style:paragraph-properties fo:margin-left="0cm" fo:margin-right="0cm" fo:margin-top="0cm" fo:margin-bottom="0cm" style:contextual-spacing="false" fo:line-height="108%" fo:text-indent="0cm" style:auto-text-indent="false"/>
    </style:style>
    <style:style style:name="P4" style:family="paragraph" style:parent-style-name="Standard">
      <style:paragraph-properties fo:margin-left="0cm" fo:margin-right="0cm" fo:margin-top="0cm" fo:margin-bottom="0.048cm" style:contextual-spacing="false" fo:line-height="108%" fo:text-indent="0cm" style:auto-text-indent="false"/>
    </style:style>
    <style:style style:name="P5" style:family="paragraph" style:parent-style-name="Standard">
      <style:paragraph-properties fo:margin-left="0.212cm" fo:margin-right="0.298cm" fo:line-height="108%" fo:text-align="justify" style:justify-single-word="false" fo:text-indent="0cm" style:auto-text-indent="false"/>
      <style:text-properties officeooo:paragraph-rsid="001dd7a7"/>
    </style:style>
    <style:style style:name="P6" style:family="paragraph" style:parent-style-name="Standard">
      <style:paragraph-properties fo:margin-left="0cm" fo:margin-right="0cm" fo:text-indent="0cm" style:auto-text-indent="false"/>
      <style:text-properties officeooo:rsid="001826e1" officeooo:paragraph-rsid="001826e1"/>
    </style:style>
    <style:style style:name="P7" style:family="paragraph" style:parent-style-name="Standard">
      <style:text-properties officeooo:rsid="001826e1" officeooo:paragraph-rsid="001826e1"/>
    </style:style>
    <style:style style:name="P8" style:family="paragraph" style:parent-style-name="Heading_20_1">
      <style:text-properties officeooo:paragraph-rsid="001dd7a7"/>
    </style:style>
    <style:style style:name="P9" style:family="paragraph" style:parent-style-name="Standard">
      <style:text-properties officeooo:paragraph-rsid="001dd7a7"/>
    </style:style>
    <style:style style:name="P10" style:family="paragraph" style:parent-style-name="Text_20_body">
      <style:paragraph-properties fo:margin-left="0.212cm" fo:margin-right="0cm" fo:margin-top="0.002cm" fo:margin-bottom="0cm" style:contextual-spacing="false" fo:text-indent="0cm" style:auto-text-indent="false"/>
      <style:text-properties officeooo:paragraph-rsid="001dd7a7"/>
    </style:style>
    <style:style style:name="P11" style:family="paragraph" style:parent-style-name="Text_20_body">
      <style:paragraph-properties fo:margin-left="0.212cm" fo:margin-right="0cm" fo:text-indent="0cm" style:auto-text-indent="false"/>
      <style:text-properties officeooo:paragraph-rsid="001dd7a7"/>
    </style:style>
    <style:style style:name="P12" style:family="paragraph" style:parent-style-name="Text_20_body">
      <style:paragraph-properties fo:margin-top="0.27cm" fo:margin-bottom="0cm" style:contextual-spacing="false"/>
      <style:text-properties officeooo:paragraph-rsid="001dd7a7"/>
    </style:style>
    <style:style style:name="P13" style:family="paragraph" style:parent-style-name="Text_20_body">
      <style:paragraph-properties fo:margin-top="0.217cm" fo:margin-bottom="0cm" style:contextual-spacing="false"/>
      <style:text-properties officeooo:paragraph-rsid="001dd7a7"/>
    </style:style>
    <style:style style:name="P14" style:family="paragraph" style:parent-style-name="Text_20_body">
      <style:paragraph-properties fo:margin-top="0.268cm" fo:margin-bottom="0cm" style:contextual-spacing="false"/>
      <style:text-properties officeooo:paragraph-rsid="001dd7a7"/>
    </style:style>
    <style:style style:name="P15" style:family="paragraph" style:parent-style-name="Text_20_body">
      <style:paragraph-properties fo:margin-top="0.279cm" fo:margin-bottom="0cm" style:contextual-spacing="false"/>
      <style:text-properties officeooo:paragraph-rsid="001dd7a7"/>
    </style:style>
    <style:style style:name="P16" style:family="paragraph" style:parent-style-name="Text_20_body">
      <style:paragraph-properties fo:margin-top="0.196cm" fo:margin-bottom="0cm" style:contextual-spacing="false"/>
      <style:text-properties officeooo:paragraph-rsid="001dd7a7"/>
    </style:style>
    <style:style style:name="P17" style:family="paragraph" style:parent-style-name="Text_20_body">
      <style:paragraph-properties fo:margin-left="0.187cm" fo:margin-right="0cm" fo:text-indent="0cm" style:auto-text-indent="false"/>
      <style:text-properties officeooo:paragraph-rsid="001dd7a7"/>
    </style:style>
    <style:style style:name="P18" style:family="paragraph" style:parent-style-name="Text_20_body">
      <style:paragraph-properties fo:margin-top="0.092cm" fo:margin-bottom="0cm" style:contextual-spacing="false"/>
      <style:text-properties officeooo:paragraph-rsid="001dd7a7"/>
    </style:style>
    <style:style style:name="P19" style:family="paragraph" style:parent-style-name="Standard">
      <style:paragraph-properties fo:margin-left="0.187cm" fo:margin-right="0cm" fo:margin-top="0cm" fo:margin-bottom="0.021cm" style:contextual-spacing="false" fo:line-height="106%" fo:text-indent="0cm" style:auto-text-indent="false"/>
      <style:text-properties officeooo:paragraph-rsid="001dd7a7"/>
    </style:style>
    <style:style style:name="P20" style:family="paragraph" style:parent-style-name="Text_20_body">
      <style:paragraph-properties fo:margin-left="0.212cm" fo:margin-right="0.157cm" fo:margin-top="0.002cm" fo:margin-bottom="0cm" style:contextual-spacing="false" fo:line-height="106%" fo:text-indent="0cm" style:auto-text-indent="false"/>
      <style:text-properties officeooo:paragraph-rsid="001dd7a7"/>
    </style:style>
    <style:style style:name="P21" style:family="paragraph" style:parent-style-name="Text_20_body">
      <style:paragraph-properties fo:margin-left="0.229cm" fo:margin-right="0cm" fo:line-height="113%" fo:text-indent="-0.018cm" style:auto-text-indent="false"/>
      <style:text-properties officeooo:paragraph-rsid="001dd7a7"/>
    </style:style>
    <style:style style:name="P22" style:family="paragraph" style:parent-style-name="Text_20_body">
      <style:paragraph-properties fo:margin-top="0.115cm" fo:margin-bottom="0cm" style:contextual-spacing="false"/>
      <style:text-properties fo:font-size="13pt" fo:font-weight="bold" officeooo:paragraph-rsid="001dd7a7" style:font-size-asian="13pt" style:font-weight-asian="bold"/>
    </style:style>
    <style:style style:name="P23" style:family="paragraph" style:parent-style-name="Text_20_body">
      <style:paragraph-properties fo:margin-top="0.005cm" fo:margin-bottom="0cm" style:contextual-spacing="false"/>
      <style:text-properties fo:font-size="13pt" fo:font-weight="bold" officeooo:paragraph-rsid="001dd7a7" style:font-size-asian="13pt" style:font-weight-asian="bold"/>
    </style:style>
    <style:style style:name="P24" style:family="paragraph" style:parent-style-name="Text_20_body">
      <style:paragraph-properties fo:margin-top="0.028cm" fo:margin-bottom="0cm" style:contextual-spacing="false"/>
      <style:text-properties fo:font-size="13pt" fo:font-weight="bold" officeooo:paragraph-rsid="001dd7a7" style:font-size-asian="13pt" style:font-weight-asian="bold"/>
    </style:style>
    <style:style style:name="P25" style:family="paragraph" style:parent-style-name="Text_20_body">
      <style:paragraph-properties fo:margin-top="0.002cm" fo:margin-bottom="0cm" style:contextual-spacing="false"/>
      <style:text-properties fo:font-size="13pt" fo:font-weight="bold" officeooo:paragraph-rsid="001dd7a7" style:font-size-asian="13pt" style:font-weight-asian="bold"/>
    </style:style>
    <style:style style:name="P26" style:family="paragraph" style:parent-style-name="Text_20_body">
      <style:paragraph-properties fo:margin-top="0.026cm" fo:margin-bottom="0cm" style:contextual-spacing="false"/>
      <style:text-properties fo:font-size="13pt" fo:font-weight="bold" officeooo:paragraph-rsid="001dd7a7" style:font-size-asian="13pt" style:font-weight-asian="bold"/>
    </style:style>
    <style:style style:name="P27" style:family="paragraph" style:parent-style-name="Text_20_body">
      <style:paragraph-properties fo:margin-top="0.025cm" fo:margin-bottom="0cm" style:contextual-spacing="false"/>
      <style:text-properties fo:font-size="13pt" fo:font-weight="bold" officeooo:paragraph-rsid="001dd7a7" style:font-size-asian="13pt" style:font-weight-asian="bold"/>
    </style:style>
    <style:style style:name="P28" style:family="paragraph" style:parent-style-name="Text_20_body">
      <style:text-properties fo:font-size="13pt" fo:font-weight="bold" officeooo:paragraph-rsid="001dd7a7" style:font-size-asian="13pt" style:font-weight-asian="bold"/>
    </style:style>
    <style:style style:name="P29" style:family="paragraph" style:parent-style-name="Text_20_body">
      <style:paragraph-properties fo:margin-top="0.032cm" fo:margin-bottom="0cm" style:contextual-spacing="false"/>
      <style:text-properties fo:font-size="13pt" fo:font-weight="bold" officeooo:paragraph-rsid="001dd7a7" style:font-size-asian="13pt" style:font-weight-asian="bold"/>
    </style:style>
    <style:style style:name="P30" style:family="paragraph" style:parent-style-name="Text_20_body">
      <style:paragraph-properties fo:margin-top="0.217cm" fo:margin-bottom="0cm" style:contextual-spacing="false"/>
      <style:text-properties fo:font-size="11.5pt" officeooo:paragraph-rsid="001dd7a7" style:font-size-asian="11.5pt"/>
    </style:style>
    <style:style style:name="P31" style:family="paragraph" style:parent-style-name="Heading_20_1">
      <style:text-properties fo:letter-spacing="-0.004cm" officeooo:paragraph-rsid="001dd7a7"/>
    </style:style>
    <style:style style:name="P32" style:family="paragraph" style:parent-style-name="Heading_20_1">
      <style:paragraph-properties fo:margin-left="-0.009cm" fo:margin-right="0cm" fo:text-indent="-0.018cm" style:auto-text-indent="false"/>
    </style:style>
    <style:style style:name="P33" style:family="paragraph" style:parent-style-name="Standard">
      <style:paragraph-properties fo:margin-left="0cm" fo:margin-right="0cm" fo:margin-top="0cm" fo:margin-bottom="0.021cm" style:contextual-spacing="false" fo:line-height="108%" fo:text-indent="0cm" style:auto-text-indent="false"/>
      <style:text-properties fo:font-weight="bold" style:font-weight-asian="bold" style:font-weight-complex="bold"/>
    </style:style>
    <style:style style:name="P34" style:family="paragraph" style:parent-style-name="Standard">
      <style:paragraph-properties fo:margin-left="0.25cm" fo:margin-right="0.143cm" fo:margin-top="0.048cm" fo:margin-bottom="0cm" style:contextual-spacing="false" fo:text-align="center" style:justify-single-word="false" fo:text-indent="0cm" style:auto-text-indent="false"/>
      <style:text-properties fo:letter-spacing="-0.004cm" fo:font-weight="bold" officeooo:rsid="0020ac3f" officeooo:paragraph-rsid="0020ac3f" style:font-weight-asian="bold"/>
    </style:style>
    <style:style style:name="P35" style:family="paragraph" style:parent-style-name="Text_20_body">
      <style:paragraph-properties fo:margin-left="0.212cm" fo:margin-right="0cm" fo:margin-top="0.051cm" fo:margin-bottom="0cm" style:contextual-spacing="false" fo:text-indent="0cm" style:auto-text-indent="false"/>
      <style:text-properties officeooo:rsid="0020ac3f" officeooo:paragraph-rsid="0020ac3f"/>
    </style:style>
    <style:style style:name="P36" style:family="paragraph" style:parent-style-name="Text_20_body">
      <style:paragraph-properties fo:margin-left="0.212cm" fo:margin-right="0cm" fo:margin-top="0.002cm" fo:margin-bottom="0cm" style:contextual-spacing="false" fo:text-indent="0cm" style:auto-text-indent="false"/>
      <style:text-properties officeooo:rsid="0020ac3f" officeooo:paragraph-rsid="0020ac3f"/>
    </style:style>
    <style:style style:name="P37" style:family="paragraph" style:parent-style-name="Text_20_body">
      <style:paragraph-properties fo:margin-left="0.212cm" fo:margin-right="0cm" fo:margin-top="0.002cm" fo:margin-bottom="0cm" style:contextual-spacing="false" fo:text-align="justify" style:justify-single-word="false" fo:text-indent="0cm" style:auto-text-indent="false"/>
      <style:text-properties officeooo:rsid="0020ac3f" officeooo:paragraph-rsid="0020ac3f"/>
    </style:style>
    <style:style style:name="P38" style:family="paragraph" style:parent-style-name="Text_20_body">
      <style:paragraph-properties fo:margin-left="0.212cm" fo:margin-right="0cm" fo:margin-top="0.002cm" fo:margin-bottom="0cm" style:contextual-spacing="false" fo:text-align="justify" style:justify-single-word="false" fo:text-indent="0cm" style:auto-text-indent="false"/>
      <style:text-properties officeooo:rsid="00214a96" officeooo:paragraph-rsid="00214a96"/>
    </style:style>
    <style:style style:name="P39" style:family="paragraph" style:parent-style-name="Title">
      <style:text-properties fo:letter-spacing="-0.007cm" officeooo:rsid="0020ac3f" officeooo:paragraph-rsid="0020ac3f"/>
    </style:style>
    <style:style style:name="P40" style:family="paragraph">
      <style:paragraph-properties fo:text-align="center" style:writing-mode="lr-tb"/>
    </style:style>
    <style:style style:name="P41" style:family="paragraph">
      <style:paragraph-properties style:writing-mode="lr-tb"/>
    </style:style>
    <style:style style:name="T1" style:family="text">
      <style:text-properties fo:font-size="11pt" fo:font-weight="normal" style:font-size-asian="11pt" style:font-weight-asian="normal"/>
    </style:style>
    <style:style style:name="T2" style:family="text">
      <style:text-properties fo:letter-spacing="-0.005cm"/>
    </style:style>
    <style:style style:name="T3" style:family="text">
      <style:text-properties fo:letter-spacing="-0.004cm"/>
    </style:style>
    <style:style style:name="T4" style:family="text">
      <style:text-properties fo:letter-spacing="-0.004cm" officeooo:rsid="00214a96"/>
    </style:style>
    <style:style style:name="T5" style:family="text">
      <style:text-properties fo:letter-spacing="-0.004cm" fo:font-style="italic" style:font-style-asian="italic" style:font-style-complex="italic"/>
    </style:style>
    <style:style style:name="T6" style:family="text">
      <style:text-properties fo:letter-spacing="-0.007cm"/>
    </style:style>
    <style:style style:name="T7" style:family="text">
      <style:text-properties fo:letter-spacing="-0.002cm"/>
    </style:style>
    <style:style style:name="T8" style:family="text">
      <style:text-properties fo:letter-spacing="-0.014cm"/>
    </style:style>
    <style:style style:name="T9" style:family="text">
      <style:text-properties fo:letter-spacing="-0.011cm"/>
    </style:style>
    <style:style style:name="T10" style:family="text">
      <style:text-properties fo:letter-spacing="-0.009cm"/>
    </style:style>
    <style:style style:name="T11" style:family="text">
      <style:text-properties fo:letter-spacing="-0.018cm"/>
    </style:style>
    <style:style style:name="T12" style:family="text">
      <style:text-properties fo:letter-spacing="-0.016cm"/>
    </style:style>
    <style:style style:name="T13" style:family="text">
      <style:text-properties fo:letter-spacing="-0.012cm"/>
    </style:style>
    <style:style style:name="T14" style:family="text">
      <style:text-properties fo:color="#1f2023" loext:opacity="100%"/>
    </style:style>
    <style:style style:name="T15" style:family="text">
      <style:text-properties fo:color="#1f2023" loext:opacity="100%" fo:letter-spacing="-0.011cm"/>
    </style:style>
    <style:style style:name="T16" style:family="text">
      <style:text-properties fo:color="#1f2023" loext:opacity="100%" fo:letter-spacing="-0.004cm"/>
    </style:style>
    <style:style style:name="T17" style:family="text">
      <style:text-properties fo:color="#1f2023" loext:opacity="100%" fo:letter-spacing="-0.005cm"/>
    </style:style>
    <style:style style:name="T18" style:family="text">
      <style:text-properties fo:color="#1f2023" loext:opacity="100%" fo:letter-spacing="-0.012cm"/>
    </style:style>
    <style:style style:name="T19" style:family="text">
      <style:text-properties fo:color="#1f2023" loext:opacity="100%" fo:letter-spacing="-0.007cm"/>
    </style:style>
    <style:style style:name="T20" style:family="text">
      <style:text-properties fo:color="#1f2023" loext:opacity="100%" fo:letter-spacing="-0.009cm"/>
    </style:style>
    <style:style style:name="T21" style:family="text">
      <style:text-properties fo:font-size="11.5pt" style:font-size-asian="11.5pt"/>
    </style:style>
    <style:style style:name="T22" style:family="text">
      <style:text-properties fo:font-size="11.5pt" fo:letter-spacing="-0.002cm" style:font-size-asian="11.5pt"/>
    </style:style>
    <style:style style:name="T23" style:family="text">
      <style:text-properties fo:font-size="11.5pt" fo:letter-spacing="-0.007cm" style:font-size-asian="11.5pt"/>
    </style:style>
    <style:style style:name="T24" style:family="text">
      <style:text-properties fo:font-size="11.5pt" fo:letter-spacing="-0.004cm" style:font-size-asian="11.5pt"/>
    </style:style>
    <style:style style:name="T25" style:family="text">
      <style:text-properties fo:font-size="11.5pt" fo:letter-spacing="-0.005cm" style:font-size-asian="11.5pt"/>
    </style:style>
    <style:style style:name="gr1" style:family="graphic">
      <style:graphic-properties draw:textarea-horizontal-align="justify" draw:textarea-vertical-align="middle" draw:auto-grow-height="false" fo:min-height="0.529cm" fo:min-width="1.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1.125cm" fo:min-width="2.1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404cm" fo:min-width="1.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808cm" fo:min-width="1.9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728cm" fo:min-width="1.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Microservices</text:p>
      <text:p text:style-name="P34">med CQRS och Event Sourcing</text:p>
      <text:p text:style-name="P22"/>
      <text:h text:style-name="P31" text:outline-level="1">Gruppmedlemmar</text:h>
      <text:p text:style-name="P35"><text:span text:style-name="T6">Thomas Krut</text:span></text:p>
      <text:p text:style-name="P12"/>
      <text:h text:style-name="P31" text:outline-level="1">Inledning</text:h>
      <text:p text:style-name="P23"/>
      <text:p text:style-name="P36"><text:span text:style-name="T3">Detta projekt går ut på att djupdyka i några designmönster för microservicesarkitektur: CQRS (Command and Query Responsibility Segregation) och Event Sourcing. Jag kunde valt ett av dem, då de inte egentligen är beroende av varandra, men dessa mönster passar bra ihop och förekommer ofta i samma kontext.</text:span></text:p>
      <text:p text:style-name="P36"><text:span text:style-name="T3"/></text:p>
      <text:p text:style-name="P37"><text:span text:style-name="T3">CQRS går ut på att man delar upp en applikation i två delar: en som hanterar kommandon (ny data och uppdateringar) och en som endast läser data. Kriterierna är att kommandon inte returnerar någon data (utom möjligtvis en statuskod), och att querys inte muterar data. Det skiljer sig från en vanlig CRUD-lösning där alla requests som regel går mot samma datamodell. Bygger man utifrån CQRS är man istället fri att använda helt skilda modeller för läsning respektive skrivning av data. Man kan också använda helt olika databaser och tekniker, samt skala varje del oberoende av den andra.</text:span></text:p>
      <text:p text:style-name="P37"><text:span text:style-name="T3"/></text:p>
      <text:p text:style-name="P37"><text:span text:style-name="T3">Event Sourcing går ut på att data lagras som en sekvens av händelser. För att få ”current state” spelar man upp händelserna i ordning. Händelser får aldrig tas bort eller muteras; för att rulla tillbaka operationer krävs att man registrerar nya kompenserande händelser. </text:span><text:span text:style-name="T4">Eventloggen är alltid source of truth för applikationen, men olika delar kan välja att läsa olika händelser och ha egna ”states” för sina specifika ändamål.</text:span></text:p>
      <text:p text:style-name="P37"><text:span text:style-name="T4"/></text:p>
      <text:p text:style-name="P38"><text:span text:style-name="T4">D</text:span><text:span text:style-name="T3">essa två mönster går fint att kombinera. </text:span><text:span text:style-name="T5">Command</text:span><text:span text:style-name="T3">-delen av applikationen tar emot händelser och sparar dessa i loggen. </text:span><text:span text:style-name="T5">Query</text:span><text:span text:style-name="T3">-delen läser loggen och bygger olika vyer eller </text:span><text:span text:style-name="T5">read models </text:span><text:span text:style-name="T3">som sedan kan konsumeras av användare eller andra applikationer. Något egentligt schema för datan finns inte; varje read model kan konstruera sitt eget schema utifrån eventloggen med de samband som just den modellen behöver. En read model kan ha en egen dedikerad databas som passar dess behov, eller hantera sitt state in-memory. Loggen läses då i sin helhet eller från ett cachat snapshot varje gång applikationen startas; därefter behöver endast nya händelser läsas in för att uppdatera state vid behov.</text:span></text:p>
      <text:p text:style-name="P13"/>
      <text:h text:style-name="P31" text:outline-level="1">Bakgrund</text:h>
      <text:p text:style-name="P24"/>
      <text:p text:style-name="P11">Bakgrundsinformation<text:span text:style-name="T11"> </text:span>till<text:span text:style-name="T8"> </text:span>den<text:span text:style-name="T8"> </text:span>valda<text:span text:style-name="T12"> </text:span>tekniken.<text:span text:style-name="T13"> </text:span>Vem/vilka<text:span text:style-name="T8"> </text:span>utvecklade<text:span text:style-name="T8"> </text:span><text:span text:style-name="T3">tekniken?</text:span></text:p>
      <text:p text:style-name="P12"/>
      <text:h text:style-name="P31" text:outline-level="1">Syfte</text:h>
      <text:p text:style-name="P23"/>
      <text:p text:style-name="P10">Varför<text:span text:style-name="T6"> </text:span>finns<text:span text:style-name="T2"> </text:span><text:span text:style-name="T3">tekniken?</text:span></text:p>
      <text:p text:style-name="P14"><text:soft-page-break/></text:p>
      <text:h text:style-name="P31" text:outline-level="1">Frågeställning</text:h>
      <text:p text:style-name="P25"/>
      <text:p text:style-name="P11"><text:span text:style-name="T14">Jag</text:span><text:span text:style-name="T15"> </text:span><text:span text:style-name="T14">studerar/</text:span><text:span text:style-name="T16"> </text:span><text:span text:style-name="T14">undersöker…</text:span><text:span text:style-name="T17"> </text:span><text:span text:style-name="T14">för</text:span><text:span text:style-name="T17"> </text:span><text:span text:style-name="T14">att</text:span><text:span text:style-name="T18"> </text:span><text:span text:style-name="T14">ta</text:span><text:span text:style-name="T15"> </text:span><text:span text:style-name="T14">reda</text:span><text:span text:style-name="T19"> </text:span><text:span text:style-name="T14">på</text:span><text:span text:style-name="T15"> </text:span><text:span text:style-name="T14">vilka/</text:span><text:span text:style-name="T17"> </text:span><text:span text:style-name="T14">hur/</text:span><text:span text:style-name="T19"> </text:span><text:span text:style-name="T14">varför…</text:span><text:span text:style-name="T15"> </text:span><text:span text:style-name="T14">för</text:span><text:span text:style-name="T20"> </text:span><text:span text:style-name="T14">att</text:span><text:span text:style-name="T20"> </text:span><text:span text:style-name="T14">förstå</text:span><text:span text:style-name="T19"> </text:span><text:span text:style-name="T14">varför/</text:span><text:span text:style-name="T20"> </text:span><text:span text:style-name="T14">hur/</text:span><text:span text:style-name="T19"> vad</text:span><text:span text:style-name="T6">?</text:span></text:p>
      <text:p text:style-name="P15"/>
      <text:h text:style-name="P8" text:outline-level="1">Beskrivning<text:span text:style-name="T12"> </text:span>av<text:span text:style-name="T12"> </text:span><text:span text:style-name="T3">Tekniker</text:span></text:h>
      <text:p text:style-name="P26"/>
      <text:p text:style-name="P20">Beskriv<text:span text:style-name="T3"> </text:span>de<text:span text:style-name="T6"> </text:span>tekniker<text:span text:style-name="T7"> </text:span>ni<text:span text:style-name="T2"> </text:span>valt<text:span text:style-name="T2"> </text:span>för<text:span text:style-name="T2"> </text:span>att besvara<text:span text:style-name="T6"> </text:span>frågeställningen. Om<text:span text:style-name="T7"> </text:span>ni<text:span text:style-name="T10"> </text:span>t.ex.<text:span text:style-name="T2"> </text:span>valt<text:span text:style-name="T10"> </text:span>microservices, skulle ni skriva alla de tekniker ni använder för att besvara frågeställningen. T.ex. AWS Lambda, Docker, Kubernetes o.s.v.</text:p>
      <text:p text:style-name="P16"/>
      <text:h text:style-name="P31" text:outline-level="1">Metod</text:h>
      <text:p text:style-name="P27"/>
      <text:p text:style-name="P5"><text:span text:style-name="T21">Vilken</text:span><text:span text:style-name="T22"> </text:span><text:span text:style-name="T21">metod/metoder som använts för att</text:span><text:span text:style-name="T22"> </text:span><text:span text:style-name="T21">få</text:span><text:span text:style-name="T22"> </text:span><text:span text:style-name="T21">fram resultaten. Besvara</text:span><text:span text:style-name="T22"> </text:span><text:span text:style-name="T21">hur ni</text:span><text:span text:style-name="T22"> </text:span><text:span text:style-name="T21">ska</text:span><text:span text:style-name="T22"> </text:span><text:span text:style-name="T21">besvara frågeställningen.</text:span><text:span text:style-name="T22"> </text:span><text:span text:style-name="T21">Metoden</text:span><text:span text:style-name="T23"> </text:span><text:span text:style-name="T21">kan</text:span><text:span text:style-name="T23"> </text:span><text:span text:style-name="T21">t.ex.</text:span><text:span text:style-name="T24"> </text:span><text:span text:style-name="T21">vara</text:span><text:span text:style-name="T23"> </text:span><text:span text:style-name="T21">att</text:span><text:span text:style-name="T23"> </text:span><text:span text:style-name="T21">ni</text:span><text:span text:style-name="T23"> </text:span><text:span text:style-name="T21">konverterar</text:span><text:span text:style-name="T25"> </text:span><text:span text:style-name="T21">en</text:span><text:span text:style-name="T23"> </text:span><text:span text:style-name="T21">monolitisk</text:span><text:span text:style-name="T22"> </text:span><text:span text:style-name="T21">applikation</text:span><text:span text:style-name="T23"> </text:span><text:span text:style-name="T21">till</text:span><text:span text:style-name="T23"> </text:span><text:span text:style-name="T21">en microservices baserad applikation för att besvara frågeställningen.</text:span></text:p>
      <text:p text:style-name="P30"/>
      <text:h text:style-name="P31" text:outline-level="1">Marknadsanalys</text:h>
      <text:p text:style-name="P28"/>
      <text:p text:style-name="P17">Hur<text:span text:style-name="T9"> </text:span>ser<text:span text:style-name="T13"> </text:span>marknadens<text:span text:style-name="T6"> </text:span>användande<text:span text:style-name="T2"> </text:span>ut<text:span text:style-name="T10"> </text:span>med<text:span text:style-name="T9"> </text:span>den<text:span text:style-name="T10"> </text:span>valda<text:span text:style-name="T6"> </text:span><text:span text:style-name="T3">tekniken?</text:span></text:p>
      <text:p text:style-name="P19">Hur används denna teknik i dagens marknad?</text:p>
      <text:p text:style-name="P19">Vilka är de största företagen eller organisationerna som använder denna teknik?</text:p>
      <text:p text:style-name="P19">Finns det några framtida trender eller förutsägelser relaterade till denna teknik?</text:p>
      <text:p text:style-name="P11"/>
      <text:p text:style-name="P18"/>
      <text:h text:style-name="P31" text:outline-level="1">Resultat</text:h>
      <text:p text:style-name="P9"/>
      <text:p text:style-name="P9"><draw:custom-shape text:anchor-type="paragraph" draw:z-index="2" draw:name="Form 3" draw:style-name="gr3" draw:text-style-name="P41" svg:width="1.747cm" svg:height="0.807cm" svg:x="2.268cm" svg:y="0.388cm"><text:p text:style-name="P41">command</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name="Form 2" draw:style-name="gr4" draw:text-style-name="P40" svg:width="1.932cm" svg:height="0.809cm" svg:x="4.253cm" svg:y="0.388cm"><text:p text:style-name="P40">API/service</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3" draw:name="Form 4" draw:style-name="gr2" draw:text-style-name="P40" svg:width="2.197cm" svg:height="1.126cm" svg:x="8.052cm" svg:y="0.189cm"><text:p text:style-name="P40">Message</text:p><text:p text:style-name="P40">broker</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4" draw:name="Form 5" draw:style-name="gr1" draw:text-style-name="P40" svg:width="1.482cm" svg:height="1.059cm" svg:x="6.369cm" svg:y="0.256cm"><text:p text:style-name="P40">even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0" draw:name="Form 1" draw:style-name="gr5" draw:text-style-name="P40" svg:width="1.721cm" svg:height="0.729cm" svg:x="0.31cm" svg:y="0.427cm"><text:p text:style-name="P40">User</text:p><draw:enhanced-geometry svg:viewBox="0 0 21600 21600" draw:glue-points="10800 0 0 10800 10800 21600 21600 10800" draw:type="flowchart-process" draw:enhanced-path="M 0 0 L 21600 0 21600 21600 0 21600 0 0 Z N"/></draw:custom-shape></text:p>
      <text:p text:style-name="P9"/>
      <text:p text:style-name="P9"/>
      <text:p text:style-name="P9"/>
      <text:p text:style-name="P9"/>
      <text:p text:style-name="P29"/>
      <text:p text:style-name="P21"/>
      <text:p text:style-name="P21"/>
      <text:p text:style-name="P21"/>
      <text:p text:style-name="P21"/>
      <text:p text:style-name="P21">Här presenterar ni erat resultat. Beskriv hur er lösning fungerar. Länka till eventuellt git repository,<text:span text:style-name="T2"> </text:span>använd<text:span text:style-name="T3"> </text:span>klassdiagram om<text:span text:style-name="T2"> </text:span>möjligt och<text:span text:style-name="T6"> </text:span>flödesscheman<text:span text:style-name="T6"> </text:span>för<text:span text:style-name="T7"> </text:span>att<text:span text:style-name="T2"> </text:span>beskriva<text:span text:style-name="T3"> </text:span>hur<text:span text:style-name="T2"> </text:span>er<text:span text:style-name="T7"> </text:span>lösning fungerar. Visa gärna bilder och exempel.</text:p>
      <text:h text:style-name="P1" text:outline-level="1"><text:soft-page-break/></text:h>
      <text:h text:style-name="P1" text:outline-level="1">Gruppens medlemmar</text:h>
      <text:p text:style-name="P6">Thomas Krut</text:p>
      <text:h text:style-name="P1" text:outline-level="1"/>
      <text:p text:style-name="Standard"/>
      <text:h text:style-name="P1" text:outline-level="1">Inledning</text:h>
      <text:p text:style-name="P7">CQRS (Command and Query Resposibility Segregation) som designmönster för microservices-arkitektur</text:p>
      <text:h text:style-name="P1" text:outline-level="1"/>
      <text:h text:style-name="P1" text:outline-level="1"/>
      <text:h text:style-name="P1" text:outline-level="1">Marknadsanalys </text:h>
      <text:p text:style-name="Standard"/>
      <text:p text:style-name="P33"/>
      <text:h text:style-name="P32" text:outline-level="1">Tidsplan<text:span text:style-name="T1"> </text:span></text:h>
      <text:p text:style-name="P2"><text:s/></text:p>
      <text:p text:style-name="P4"><text:s/></text:p>
      <text:p text:style-name="P2"><text:s/></text:p>
      <text:p text:style-name="P2"><text:s/></text:p>
      <text:p text:style-name="P2"><text:s/></text:p>
      <text:p text:style-name="P3"><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cm" fo:margin-top="0cm" fo:margin-bottom="0.009cm" style:contextual-spacing="false" fo:line-height="113%" fo:text-align="start" style:justify-single-word="false" fo:orphans="2" fo:widows="2" fo:text-indent="-0.018cm" style:auto-text-indent="false" style:writing-mode="lr-tb"/>
      <style:text-properties fo:color="#000000"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next-style-name="Standard" loext:linked-style-name="Rubrik_20_1_20_Char" style:default-outline-level="1" style:list-style-name="" style:class="text">
      <style:paragraph-properties fo:margin-left="0.018cm" fo:margin-right="0cm" fo:margin-top="0cm" fo:margin-bottom="0.007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Standard" style:class="chapter">
      <style:paragraph-properties fo:margin-left="0.108cm" fo:margin-right="0.25cm" fo:margin-top="0.122cm" fo:margin-bottom="0cm" style: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Rubrik_20_1_20_Char" style:display-name="Rubrik 1 Char" style:family="text">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162cm"/>
        </style:list-level-properties>
        <style:text-properties fo:font-family="Gothic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54cm"/>
        </style:list-level-properties>
        <style:text-properties fo:font-family="Gothic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81cm"/>
        </style:list-level-properties>
        <style:text-properties fo:font-family="Gothic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08cm"/>
        </style:list-level-properties>
        <style:text-properties fo:font-family="Gothic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35cm"/>
        </style:list-level-properties>
        <style:text-properties fo:font-family="Gothic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62cm"/>
        </style:list-level-properties>
        <style:text-properties fo:font-family="Gothic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89cm"/>
        </style:list-level-properties>
        <style:text-properties fo:font-family="Gothic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16cm"/>
        </style:list-level-properties>
        <style:text-properties fo:font-family="Gothic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43cm"/>
        </style:list-level-properties>
        <style:text-properties fo:font-family="Gothic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259cm"/>
        </style:list-level-properties>
        <style:text-properties fo:font-family="Arial" style:font-style-name="Normal"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905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175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4.445cm"/>
        </style:list-level-properties>
        <style:text-properties fo:font-family="Arial" style:font-style-name="Normal"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5.715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6.985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255cm"/>
        </style:list-level-properties>
        <style:text-properties fo:font-family="Arial" style:font-style-name="Normal"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9.525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fo:font-family="Arial" style:font-style-name="Normal"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fo:font-family="Arial" style:font-style-name="Normal"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fo:font-family="Arial" style:font-style-name="Normal"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fo:font-family="Arial" style:font-style-name="Normal"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fo:font-family="Arial" style:font-style-name="Normal"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fo:font-family="Arial" style:font-style-name="Normal"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fo:font-family="Arial" style:font-style-name="Normal"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304cm"/>
        </style:list-level-properties>
        <style:text-properties fo:font-family="Arial" style:font-style-name="Normal"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716cm"/>
        </style:list-level-properties>
        <style:text-properties fo:font-family="Arial" style:font-style-name="Normal"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986cm"/>
        </style:list-level-properties>
        <style:text-properties fo:font-family="Arial" style:font-style-name="Normal"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256cm"/>
        </style:list-level-properties>
        <style:text-properties fo:font-family="Arial" style:font-style-name="Normal"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526cm"/>
        </style:list-level-properties>
        <style:text-properties fo:font-family="Arial" style:font-style-name="Normal"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796cm"/>
        </style:list-level-properties>
        <style:text-properties fo:font-family="Arial" style:font-style-name="Normal"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9.066cm"/>
        </style:list-level-properties>
        <style:text-properties fo:font-family="Arial" style:font-style-name="Normal"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336cm"/>
        </style:list-level-properties>
        <style:text-properties fo:font-family="Arial" style:font-style-name="Normal"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606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713cm"/>
        </style:list-level-properties>
        <style:text-properties fo:font-family="Arial" style:font-style-name="Normal"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983cm"/>
        </style:list-level-properties>
        <style:text-properties fo:font-family="Arial" style:font-style-name="Normal"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523cm"/>
        </style:list-level-properties>
        <style:text-properties fo:font-family="Arial" style:font-style-name="Normal"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793cm"/>
        </style:list-level-properties>
        <style:text-properties fo:font-family="Arial" style:font-style-name="Normal"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333cm"/>
        </style:list-level-properties>
        <style:text-properties fo:font-family="Arial" style:font-style-name="Normal"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60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26cm" fo:page-height="29.739cm" style:num-format="1" style:print-orientation="portrait" fo:margin-top="2.556cm" fo:margin-bottom="2.621cm" fo:margin-left="2.542cm" fo:margin-right="2.328cm" style:writing-mode="lr-tb" style:layout-grid-color="#c0c0c0" style:layout-grid-lines="245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Afram</meta:initial-creator>
    <meta:editing-cycles>13</meta:editing-cycles>
    <meta:creation-date>2022-11-13T17:17:00</meta:creation-date>
    <dc:date>2024-01-12T21:52:42.517098276</dc:date>
    <meta:editing-duration>PT3H33M51S</meta:editing-duration>
    <meta:generator>LibreOffice/7.3.7.2$Linux_X86_64 LibreOffice_project/30$Build-2</meta:generator>
    <meta:document-statistic meta:table-count="0" meta:image-count="0" meta:object-count="0" meta:page-count="3" meta:paragraph-count="38" meta:word-count="521" meta:character-count="3467" meta:non-whitespace-character-count="2970"/>
    <meta:user-defined meta:name="AppVersion">16.0000</meta:user-defined>
    <meta:template xlink:type="simple" xlink:actuate="onRequest" xlink:title="Normal" xlink:href=""/>
  </office:meta>
</office:document-meta>
</file>